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">
      <style:paragraph-properties style:text-autospace="none"/>
      <style:text-properties style:font-name="Times New Roman1" fo:font-size="12pt"/>
    </style:style>
    <style:style style:name="P8" style:family="paragraph" style:parent-style-name="Standard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2" style:family="paragraph" style:parent-style-name="Preformatted_20_Text" style:list-style-name="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13" style:family="paragraph" style:parent-style-name="Preformatted_20_Text" style:list-style-name="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2" fo:font-size="14pt"/>
    </style:style>
    <style:style style:name="T5" style:family="text">
      <style:text-properties style:font-name="Times New Roman2" fo:font-size="14pt" fo:font-style="italic" style:font-style-asian="italic" style:font-style-complex="italic"/>
    </style:style>
    <style:style style:name="T6" style:family="text">
      <style:text-properties fo:color="#ff6600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2" fo:letter-spacing="normal" fo:font-style="normal"/>
    </style:style>
    <style:style style:name="T8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9" style:family="text">
      <style:text-properties style:font-name-asian="TimesNewRomanPSMT" style:font-size-asian="12pt" style:font-name-complex="TimesNewRomanPSMT" style:font-size-complex="12pt"/>
    </style:style>
    <style:style style:name="T10" style:family="text">
      <style:text-properties style:font-name="TimesNewRomanPSMT" fo:font-size="12pt" fo:font-style="normal" fo:font-weight="normal" style:font-name-asian="TimesNewRomanPSMT" style:font-size-asian="12pt" style:font-name-complex="TimesNewRomanPSMT" style:font-size-complex="12pt"/>
    </style:style>
    <style:style style:name="T11" style:family="text">
      <style:text-properties fo:font-size="12pt" fo:font-style="normal" fo:font-weight="normal" style:font-name-asian="TimesNewRomanPSMT" style:font-size-asian="12pt" style:font-name-complex="TimesNewRomanPSMT" style:font-size-complex="12pt"/>
    </style:style>
    <style:style style:name="T12" style:family="text">
      <style:text-properties style:font-name="Times New Roman1" fo:font-size="16pt" style:font-name-asian="TimesNewRomanPSMT" style:font-size-asian="16pt" style:font-name-complex="TimesNewRomanPSM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Deviations from '</text:span><text:span text:style-name="T8">Simula Standard</text:span><text:span text:style-name="T7">'</text:span></text:h>
      <text:p text:style-name="P10"/>
      <text:p text:style-name="P9"><text:span text:style-name="T4">The current version of this SIMULA system differs from the </text:span><text:span text:style-name="T5">Simula Standard</text:span><text:span text:style-name="T4"> in some areas. Following the chapters of <text:s/></text:span><text:span text:style-name="T5">Simula Standard</text:span><text:span text:style-name="T4">, this is a complete list:</text:span></text:p>
      <text:p text:style-name="P3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3"/>
      <text:p text:style-name="P1">4 <text:s text:c="2"/>Switches and labels "seen" through inspection are illegal (and not</text:p>
      <text:p text:style-name="P2"><text:s text:c="4"/><text:span text:style-name="T1">invisible as the Standard demands). <text:s text:c="26"/></text:span><text:span text:style-name="T6">(SJEKK DETTE)</text:span></text:p>
      <text:p text:style-name="P3"/>
      <text:p text:style-name="P1">5 <text:s text:c="2"/><text:span text:style-name="T3">Switch</text:span> is not implemented in its full generality. The switch</text:p>
      <text:p text:style-name="P2"><text:s text:c="4"/><text:span text:style-name="T1">elements must be simple labels that are directly visible. <text:s text:c="4"/></text:span><text:span text:style-name="T6">(SJEKK DETTE)</text:span></text:p>
      <text:p text:style-name="P3"/>
      <text:p text:style-name="P2"><text:s text:c="4"/><text:span text:style-name="T1">Switches cannot be used as procedure parameters. <text:s text:c="13"/></text:span><text:span text:style-name="T6">(SJEKK DETTE)</text:span></text:p>
      <text:p text:style-name="P3"/>
      <text:p text:style-name="P2"><text:span text:style-name="T1">6 <text:s text:c="2"/>External non-SIMULA procedures are NOT IMPLEMENTED.</text:span></text:p>
      <text:p text:style-name="P3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2"><text:span text:style-name="T1"><text:s text:c="4"/>Instead, the default seed in the Java Library is used.</text:span></text:p>
      <text:p text:style-name="P3"/>
      <text:p text:style-name="P8"><text:span text:style-name="T12"/></text:p>
      <text:p text:style-name="P8"><text:span text:style-name="T12">Remaining Work</text:span></text:p>
      <text:p text:style-name="P12">Fullfør implementeringen av External Class/Procedure</text:p>
      <text:p text:style-name="P12"/>
      <text:p text:style-name="P12">Specification of <text:span text:style-name="T3">virtual</text:span> procedures</text:p>
      <text:p text:style-name="P12"/>
      <text:p text:style-name="P12">Fullfør implementeringen av <text:s/>'decimalmark' </text:p>
      <text:p text:style-name="P12"/>
      <text:p text:style-name="P13"><text:span text:style-name="T11">Fullfør File-procedurene: <text:s/>setaccess, lock, unlock, <text:s/>and page.</text:span></text:p>
      <text:p text:style-name="P12"/>
      <text:p text:style-name="P5">Fullfør implementasjonen av Real values</text:p>
      <text:p text:style-name="P7"><text:span text:style-name="T9">Herunder edit/deedit med avrunding av mantisse</text:span></text:p>
      <text:p text:style-name="P7"><text:span text:style-name="T9"/></text:p>
      <text:p text:style-name="P6">Fullfør Goto/Label/Switch med byte-kode mekking</text:p>
      <text:p text:style-name="P6"><text:span text:style-name="T9"/></text:p>
      <text:p text:style-name="P6">Forbedre Syntax-checking, spesiellt recovery, Prøv: if ..... then then</text:p>
      <text:p text:style-name="P5"/>
      <text:p text:style-name="P5">Forbedre Semantic Checking</text:p>
      <text:p text:style-name="P6">Bl.a. check 'standalone expression' for lovlighet</text:p>
      <text:p text:style-name="P6"><text:span text:style-name="T9"/></text:p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6-11T13:25:33.14</dc:date>
    <dc:creator>Øystein Myhre Andersen</dc:creator>
    <meta:editing-duration>P1DT2H24M45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25" meta:word-count="195" meta:character-count="1419"/>
  </office:meta>
</office:document-meta>
</file>